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ab/><text:span text:style-name="Strong_20_Emphasis">IES Joan Ramis i Ramis</text:span><text:line-break/>C/ Fort de l’Eau, 123<text:line-break/>07701 Maó</text:p>
      <text:p text:style-name="Text_20_body"><text:span text:style-name="Strong_20_Emphasis">A l’atenció de:</text:span><text:line-break/>Departament de Vendes<text:line-break/><text:span text:style-name="Strong_20_Emphasis">Xerox Menorca, S.L.</text:span><text:line-break/>C/ Sant Lluís, 45<text:line-break/>07710 Maó</text:p>
      <text:p text:style-name="Text_20_body">Maó, 1 de novembre de 2025</text:p>
      <text:p text:style-name="Text_20_body">Benvolguts,</text:p>
      <text:p text:style-name="Text_20_body">Des de l’IES Joan Ramis i Ramis ens adrecem a vostès per sol·licitar la comanda de <text:span text:style-name="Strong_20_Emphasis">dues impressores multifunció</text:span>, segons el model i preu acordats anteriorment amb el vostre departament comercial.</text:p>
      <text:p text:style-name="Text_20_body">Agrairíem que ens confirmàssiu el termini de lliurament i les condicions de pagament.</text:p>
      <text:p text:style-name="Text_20_body">Atentament,<text:line-break/><text:span text:style-name="Strong_20_Emphasis">El Director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18:59.494821706</meta:creation-date>
    <dc:date>2025-11-01T12:21:03.669811692</dc:date>
    <meta:editing-duration>PT2M6S</meta:editing-duration>
    <meta:editing-cycles>1</meta:editing-cycles>
    <meta:document-statistic meta:table-count="0" meta:image-count="0" meta:object-count="0" meta:page-count="1" meta:paragraph-count="7" meta:word-count="81" meta:character-count="479" meta:non-whitespace-character-count="404"/>
    <meta:generator>LibreOffice/25.2.6.2$Linux_X86_64 LibreOffice_project/520$Build-2</meta:generator>
  </office:meta>
</office:document-meta>
</file>